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Explanatory lecture for/</text:p>
      <text:p text:style-name="P7">Sabbath Sheakhin./</text:p>
      <text:p text:style-name="P7"/>
      <text:p text:style-name="P6">[Page 1]</text:p>
      <text:p text:style-name="P6">A virtuous life,--always praise-worthy--, has greater/ claims to respect, when exhibited amidst prevailing vice./ <text:s/>For as in the physical world, we may with comparative ease/ keep our health, when breathing a pure atmosphere; but we/ are forced to use every precaution not to endanger it, when/ compassed around by foul air, so in the moral world,/ we may, with facility, hold on to righteousness, when we/ see it universally practised[sic!], but it is only by exceeding self-/control that we can avoid wickedness, when precept and example/ lead directly to it. <text:s/>This truth is applicable both to the/ character of nations and individuals. <text:s/>A youth, whose/ parents and teachers jointly labor to imbue his mind with a/ proper sense of duty, will, in all likelihood, grow upright,/ while, on the other hand, if home influence and the habits/ of the instructors, encourage evil-doing, he will be unable/ to eschew corruption, unless he struggles mightily to/ overcome besetting obstacles. <text:s/>Again: history will show that/ the conduct of those noted for wealth or political power will/ invariably be reflected in the demeanour of the com-/-munity at large. <text:s/>If exemplary, it will find many to/</text:p>
      <text:p text:style-name="P6"/>
      <text:p text:style-name="P6">[Page 2]</text:p>
      <text:p text:style-name="P6">imitate it, but if tainted with sin, a large/ number among the humbler classes will rival the so-called/ high-toned. <text:s/>We do not need travel far, nor ransack an-/-cient libraries, to find illustrations. <text:s/>Our <text:soft-page-break/>immediate circles,/ and the book of every day's experience will furnish them/ plentifully. <text:s/>What we constantly see and read will/ present to view individuals kept under salutary restraints/ by domestic and social influences, and others running/ headlong in the way of extravagance and depravity through/ pernicious surroundings. <text:s/>Still the idea I have set forth,/ is not based upon any <text:span text:style-name="T2">incident</text:span><text:span text:style-name="T3"> feature in our personal or national/ character. <text:s/>It was suggested by an event of ancient date connected with/ the Haftorah of this Sabbath, to which I desire to draw/ your attention. <text:s/>We will cast a glance over the internal/ condition of the Hebrew people, at the time in which/ that occurrence took place./</text:span></text:p>
      <text:p text:style-name="P6"><text:span text:style-name="T3">The union of the twelve tribes, that David had consolidated,/ and Solomon maintained, had been broken asunder. <text:s/>A/ schism fostered by the incompetency of Rehoboam, and/ </text:span><text:span text:style-name="T2">consumated</text:span><text:span text:style-name="T3"> perpetuated by the prefidious policy of Jeroboam son/ of Nebat, gave rise to civil wars that devastated the/ land, and to immorality that defiled it./</text:span></text:p>
      <text:p text:style-name="P6"><text:span text:style-name="T3"/></text:p>
      <text:p text:style-name="P6"><text:span text:style-name="T3">[Page 3]</text:span></text:p>
      <text:p text:style-name="P6"><text:span text:style-name="T3">Virtue and patriotism could not exist, where a wanton/ court was supported by burthensome taxes laid upon the/ </text:span><text:span text:style-name="T2">populace</text:span><text:span text:style-name="T3"> multitude. <text:s/>The law of Moses, demanding the </text:span><text:span text:style-name="T2">severest guard</text:span><text:span text:style-name="T3"> most vigilant watch/ over our passions, could not hold its ground, where altars/ to a debauching idolatry burnt in the palaces of Kings./ <text:s/>Even the voice of a fearless Elijah, thundering against/ crimes committed by the great, and copied by the </text:span><text:span text:style-name="T2">multitude</text:span><text:span text:style-name="T3"> populace/ was drowned in the din of heathen carousals. <text:s/>If at one/ time, the efforts of zealous men seemed to succeed, injurious/ surroundings soon neutralized them. <text:s/>We may admit, that/ though since the division of the tribes, the example of the/ high-stationed had contaminated every grade of society, still/ some of the Rulers of Judah, had striven to reform their sub-/-jects, and by rekindling a love for religion and country,/ had put an end to foreign dictation, and reasserted the right/ of the law of God to govern supreme. <text:s/></text:span><text:span text:style-name="T2">And</text:span><text:span text:style-name="T3"> Very possibly, if/ they who sat on the throne of David, had ever kept aloof/ from those who held dominion over the Kingdom of Israel,/ they might have given permanence to the wholesome/ changes effected. <text:s/>But in an evil hour, a marriage/</text:span></text:p>
      <text:p text:style-name="P6"><text:span text:style-name="T3"/></text:p>
      <text:p text:style-name="P6"><text:span text:style-name="T3">[Page 4]</text:span></text:p>
      <text:p text:style-name="P6"><text:span text:style-name="T3">was contracted between the son of the righteous/ Jehoshaphat and the daughter of the wicked Ahab./ <text:s/>A branch of a </text:span><text:span text:style-name="T2">root</text:span><text:span text:style-name="T3"> stock so corrupt could but pollute at the/ very touch. <text:s/>So it happened that the sceptre, which/ in the hand of </text:span><text:span text:style-name="T2">the</text:span><text:span text:style-name="T3"> former sovereigns of Judah had represented/ piety and military glory, became in the hand of their suc-/-cessor, the instrument of ungodliness and humiliation./ <text:s/>Jehoram allied in matrimony with Athalia, stained his/ throne with the blood of six brothers; and to remove every/ object that might recall his iniquity, slew several of the most/ distinguished personages in the realms. <text:s/>The eight years/ he held the sway, may be fittingly called the reign of/ degeneracy. <text:s/>His example stirred up in others low/ cravings, and sanctioned all the abominable rites of/ idolatry. <text:s/>Enfeebled by vice, the people and their mo-/-narch could not cope with the stranger that invaded their/ territories, and pillaged what had been secured before in </text:span><text:span text:style-name="T2">a</text:span><text:span text:style-name="T3">/ many a hard fought battle. <text:s/>The impotent King of Judah,/ who had </text:span><text:span text:style-name="T2">slain</text:span><text:span text:style-name="T3"> butchered his own father's children, saw all his sons,/ but the youngest, pierced by the sword of the enemy,/ and himself stricken with an incurable disease./ <text:s/>His suffering in which his successor, Ahaziah, ought to have/</text:span></text:p>
      <text:p text:style-name="P6"><text:span text:style-name="T3"/></text:p>
      <text:p text:style-name="P6"><text:span text:style-name="T3">[Page 5]</text:span></text:p>
      <text:p text:style-name="P6"><text:span text:style-name="T3">recognized the finger of God, pointing out to him the/ path he ought to tread, in order that peace and prosperity/ might be restored to the house of David, created no impression./ <text:s/>But that child was born of Athalia; of a mother who/ nurtured him with a soul-poisoning milk, of a mother/ whose first lessons had been irreconcilable hatred against the/ law of Moses. <text:s/>She had chosen as his preceptors men of/ her own mind; idolaters, steeped in corruption. <text:s/>She had/ </text:span><text:span text:style-name="T2">joined</text:span><text:span text:style-name="T3"> forced him into </text:span><text:span text:style-name="T2">[?]</text:span><text:span text:style-name="T3"> the closest association with those/ of her kindred, and made her influence felt in all he/ undertook. <text:s/>One year was the extent of his reign, and/ when the avenging sword of Jehu cut him off, the un-/-natural mother, thirsting for </text:span><text:soft-page-break/><text:span text:style-name="T3">power, killed her offspring/ that none might be left of the root of Jesse./ <text:s/>Upon the head which had devised that atrocious deed, the/ monster placed a royal diadem, and defying all rules,/ proclaimed herself queen. <text:s/>We may judge of the state/ of degradation into which the country, once governed by/ the valiant David </text:span><text:span text:style-name="T2">and wise Solomon</text:span><text:span text:style-name="T3">, had sunk, when/ Athalia the murderess of her progeny could thus with/ impunity insult a nation. <text:s/>But example had accomplished/ its work too thoroughly. <text:s/>Every feeling of self-respect was deadened./</text:span></text:p>
      <text:p text:style-name="P6"><text:span text:style-name="T3"/></text:p>
      <text:p text:style-name="P6"><text:span text:style-name="T3">[Page 6]</text:span></text:p>
      <text:p text:style-name="P6"><text:span text:style-name="T3">The man of Judah grown effeminate suffered a woman/ to </text:span><text:span text:style-name="T2">lay</text:span><text:span text:style-name="T3"> reduce them to the lowest ebb of </text:span><text:span text:style-name="T2">disgrace</text:span><text:span text:style-name="T3"> debasement. <text:s/>Still, the/ ends of Providence could not be defeated by human subtlety./ <text:s/>God had promised His annointed[sic!], that his seed would/ live for ever, and now, as at all periods of history, when/ it appeared to be on the very eve of destruction, an unforeseen/ power drew it out of the impending danger./</text:span></text:p>
      <text:p text:style-name="P6"><text:span text:style-name="T3">Within the walls of Athalia's detestable palace, a maiden/ was brought up, who did not become infected with the moral/ pestilence, </text:span><text:span text:style-name="T2">of</text:span><text:span text:style-name="T3"> prevailing the surrounding atmosphere. <text:s/>It may be/ that the blood of Ahab did not course through her veins./ <text:s/>Perhaps the bosom that had given her nourishment, had beat/ with </text:span><text:span text:style-name="T2">purer</text:span><text:span text:style-name="T3"> tenderer sentiments than those which stirred the breast/ of the wife of Jehoram. <text:s/>Certain it is that Jehosheba was/ a </text:span><text:span text:style-name="T2">noble</text:span><text:span text:style-name="T3"> heroine, for she clothed herself with the armour of/ purity, and struggled to remain undefiled, despite all/ the pollution with which she came in constant contact./ <text:s/>Happily for herself and the nation, she was wedded to/ a man, who loved virtue for its own sake; a rare character/ over which selfishness exercised no power, one who/</text:span></text:p>
      <text:p text:style-name="P6"><text:span text:style-name="T3"/></text:p>
      <text:p text:style-name="P6"><text:span text:style-name="T3">[Page 7]</text:span></text:p>
      <text:p text:style-name="P6"><text:span text:style-name="T3">considered that to promote the welfare of our/ fellow-beings is the highest reward to which we should/ aspire. <text:s/>He doubtless lamented the degeneracy of his/ brethren, and looked for a mighty </text:span><text:span text:style-name="T2">arm</text:span><text:span text:style-name="T3"> hand that should tear/ the meshes of sin in which Judah was entangled. <text:s/>But/ though </text:span><text:span text:style-name="T2">the heart of his wife throbbed in unison with his heart</text:span><text:span text:style-name="T3"> he poured forth his complaints before her, whose hear panted </text:span><text:span text:style-name="T2">with</text:span><text:span text:style-name="T3"> for a national regeneration,/ though </text:span><text:span text:style-name="T2">she</text:span><text:span text:style-name="T3"> his wife shared the eager wish of witnessing a change/ in the condition of their humiliated country </text:span><text:span text:style-name="T2">yet she</text:span><text:span text:style-name="T3"> neither could/ </text:span><text:span text:style-name="T2">not</text:span><text:span text:style-name="T3"> with any </text:span><text:span text:style-name="T2">greater</text:span><text:span text:style-name="T3"> faint hope of success have under-/-taken aught, had not the Almighty chosen </text:span><text:span text:style-name="T2">him</text:span><text:span text:style-name="T3"> Jehosheba as the/ means of salvation. <text:s/>She must have been at court,/ when the perfidious scheme of Athalia was consummated./ <text:s/>Entering the chamber of horror, where the children of/ the late King had been slaughtered, she knelt over them/ to see whether the last spark of life, was extinguished/ in all, when to her unspeakable joy the infant Joash/ was yet breathing. <text:s/>She </text:span><text:span text:style-name="T2">calls</text:span><text:span text:style-name="T3"> restores him to </text:span><text:span text:style-name="T2">a new existence,</text:span><text:span text:style-name="T3"> consciousness,/ and with a motherly care, that braves all perils </text:span><text:span text:style-name="T2">she</text:span><text:span text:style-name="T3"> steals/ away, and conceals the precious boy in a </text:span><text:span text:style-name="T2">sudden</text:span><text:span text:style-name="T3"> secluded room/ of the Temple. <text:s/>Jehoiada, the noble-minded husband/ of that heroine </text:span><text:span text:style-name="T2">Jehosheba</text:span><text:span text:style-name="T3">, becomes party to her secret-plan,/ and by his assistance, her brother's child is saved./</text:span></text:p>
      <text:p text:style-name="P6"><text:span text:style-name="T3"/></text:p>
      <text:p text:style-name="P6"><text:span text:style-name="T3">[Page 8]</text:span></text:p>
      <text:p text:style-name="P6"><text:span text:style-name="T3">But while the infant prince was imbibing </text:span><text:span text:style-name="T2">pure</text:span><text:span text:style-name="T3"> sublime lessons under/ the tuition of Jehocada, the high point; the latter did not/ remain inactive. <text:s/>From the moment that the scion of/ the house of David had been miraculously wrested form the/ tight grasp of death, his whole soul was bent upon the/ accomplishing of one object,--the reformation of Judah,/ through the revival of the law of Moses, and the overthrow/ of idolatry. <text:s/>He felt that so long as the corruptive/ rites of heathenism, supplanted the worship of the One/ God, and the populace were goaded on to sin by the/ conduct of their Chief ruler</text:span><text:span text:style-name="T2">s</text:span><text:span text:style-name="T3">, a happy change could not/ be realized. <text:s/>But he knew well that to prevent his design/ being miscarried, the extremest caution was necessary./ <text:s/>For had it been divulged too early, the saved child and/ many interested in his future elevation, would have become/ involved in a common ruin. <text:s/>He therefore worked covertly and with prudence, abiding his time/ for six years. <text:s/>In the seventh he confided with </text:span><text:soft-page-break/><text:span text:style-name="T3">five trust-/worthy personages, to whom he showed the Prince. <text:s/>He/ charged them to journey through the land, and seek among/ the principal men of </text:span><text:span text:style-name="T2">the nation</text:span><text:span text:style-name="T3"> Judah staunch adherents to the/ national cause./</text:span></text:p>
      <text:p text:style-name="P6"><text:span text:style-name="T3"/></text:p>
      <text:p text:style-name="P6"><text:span text:style-name="T3">[Page 9]</text:span></text:p>
      <text:p text:style-name="P6"><text:span text:style-name="T3">Having thus far matured his project, and brought/ over to it many of the Levites, and prominent heads of/ families, he assembled the multitude in the courts of the/ Sanctuary, divided them into three companies, furnished/ them with arms, and made them solemnly swear that/ they would defend the claims of their legitimate king/ against the usurpation of Ahab's murderous daughter./ <text:s/>He then proceeded to annoint[sic!] the yet infant Joash, and/ adorning his brow with the crown of his ancestors, proclaimed/ him ruler of Judah. <text:s/>Like an electric shock, the/ impetus given by the patriotic priest was experienced among/ all classes. <text:s/>They rallied round the standard, typical of/ order, virtue and sincerity. <text:s/>At the loud burst of voices,/ which exclaimed "long live the King" Athalia hastened to the/ Temple. <text:s/>She breathed threats </text:span><text:span text:style-name="T2">and</text:span><text:span text:style-name="T3"> as she entered, </text:span><text:span text:style-name="T2">but</text:span><text:span text:style-name="T3"> and looking on the imposing scene/ </text:span><text:span text:style-name="T2">presented</text:span><text:span text:style-name="T3"> offered to view, cried "treason, treason". <text:s/>But the measure of her/ iniquities was full. <text:s/>She who had trampled under foot/ the commands of the Most High, was </text:span><text:span text:style-name="T2">ignominiously</text:span><text:span text:style-name="T3"> forcibly/ thrust out of his holy house. <text:s/>She who had </text:span><text:span text:style-name="T2">ruthlessly</text:span><text:span text:style-name="T3"> inhumanly/ massacred the innocent was delivered to the pitiless sword./ <text:s/>Yet, the work of Johoiada was </text:span><text:span text:style-name="T2">incorup</text:span><text:span text:style-name="T3"> but commenced./ <text:s/>His aim had not been merely to vindicate right, but/</text:span></text:p>
      <text:p text:style-name="P6"><text:span text:style-name="T3"/></text:p>
      <text:p text:style-name="P6"><text:span text:style-name="T3">[Page 10]</text:span></text:p>
      <text:p text:style-name="P6"><text:span text:style-name="T3">to correct wrongs. <text:s/>Since the decease of Jehoshaphat,/ the people had revelled[sic!] in licentious</text:span><text:span text:style-name="T2">ness</text:span><text:span text:style-name="T3"> paganism. <text:s/>The/ gates of Jerusalem once thronged with sincere worshippers[sic!]/ had been deserted. <text:s/>The daily sacrifices, were either neglected,/ or immolated by impure hands. <text:s/>No respect was paid/ to the moral ordinances enjoined in the heavenly volumes,/ a pandering to the vices of the great was the predominant/ wish. <text:s/>Jehoiada appealed to the minds and feelings/ of his brethren, and by the mighty influence exercised,/ gradually weaned them from vicious and irreligious habits./ <text:s/>He created enthusiasm, where apathy had chilled all senti-/-ments of </text:span><text:span text:style-name="T2">goodness</text:span><text:span text:style-name="T3"> rectitude. <text:s/>He reconstructed a declining race upon/ the foundations of righteousness. <text:s/>He drew a voluntary/ declaration that they would obey the ordinances of the Al-/-mighty, while they owned allegiance to the Sovereign/ who was to be the exponent of the ancient Law. <text:s/>Defection/ ceased, apostacy[sic!] became an unmeaning word through the/ teaching and example of that saintly priest. <text:s/>The internal/ arrangement was reestablished as in the days of Solomon./</text:span></text:p>
      <text:p text:style-name="P6"><text:span text:style-name="T3"/></text:p>
      <text:p text:style-name="P6"><text:span text:style-name="T3">[Page 11]</text:span></text:p>
      <text:p text:style-name="P6"><text:span text:style-name="T3">And during the minority of Joash, the wise go-/-vernment of the regent erased the vestiges of a long misrule./ <text:s/>But how beneficial to the youthful king was that school/ of human perfection! <text:s/>When the hour arrived that he could/ hold unaided the royal sceptre, he had learnt fittingly/ to wield it. <text:s/>The first illustration which the monarch of Judah </text:span><text:span text:style-name="T2">illustrated</text:span><text:span text:style-name="T3"> gave of his early/ training in religion was by reforming abuses crept among the officials at/ the Sanctuary, by his devoted attention to the interests of the dwel-/-ling of the Lord, and by awakening a new spirit in his subjects/ to annually bring in the half-shekel intended by Moses/ as a national contribution for the maintenance of public/ worship. <text:s/>It is, my Brethren! the last-named/ direction </text:span><text:span text:style-name="T2">given by that monarch king of Judah,</text:span><text:span text:style-name="T3"> which suggested to our/ sages the portion of the prophets we have read, as the ap-/-priate[sic!] Haftorah of this Sabbath. <text:s/>For </text:span><text:span text:style-name="T2">presented</text:span><text:span text:style-name="T3"> in the month/ of Adar, our ancestors were accustomed to offer that coin/ by which the expenditure of the ensuing civil year, begin-/-ning in Nissan, might be defrayed. <text:s/>At present, we/ cannot use our half-shekel for the purpose described./ <text:s/>Still, in other lands where our brethren are scattered, the/ practice continues as a memorial of the past, and the/ amount is either employed to keep the Synagogue in repair/</text:span></text:p>
      <text:p text:style-name="P6"><text:span text:style-name="T3"/></text:p>
      <text:p text:style-name="P6"><text:span text:style-name="T3">[Page 12]</text:span></text:p>
      <text:p text:style-name="P6"><text:soft-page-break/><text:span text:style-name="T3">or it is distributed among the poor. <text:s/>I leave with you/ to decide whether their example needs, in this instance/ be copied; but what I desire that you will closely/ imitate is the model which the characters of the pious/ Johoiada and his virtuous wife have set before our vision./ <text:s/>Praise </text:span><text:span text:style-name="T2">to</text:span><text:span text:style-name="T3"> be to God: notwithstanding the dereliction of many/ Hebrews from duty, none of us, however exalted, is called/ upon to work for such changes, as were needful in/ that stage of Jewish history to which I have alluded./ <text:s/>Exile and the wise prescriptions of the Rabbis have/ corrected many grave errors into which our fathers were/ apt to fall. <text:s/>Nevertheless as parents and as instructors,/ our responsibility is very great, and we ought to be fully/ alive to that truth, so as to shape our conduct in a/ manner that they who see it constantly may not/ be tainted with blemishes copied from ourselves./ <text:s/>But also as social beings, irrespective of our obligations/ as fathers and teachers, it is incumbent upon us to guard/ against moral imperfections. <text:s/>Communities, are but an/ aggregate body of beings, and heedlessness regarding/</text:span></text:p>
      <text:p text:style-name="P6"><text:span text:style-name="T3"/></text:p>
      <text:p text:style-name="P6"><text:span text:style-name="T3">[Page 13]</text:span></text:p>
      <text:p text:style-name="P6"><text:span text:style-name="T3">the rules of probity and religion, extending from one/ circle to another, may by degrees mischievously affect/ the whole society. <text:s/>Let us then, my Brethren, each/ in his own sphere, exhibit a conduct, which may stand/ the severest scrutiny, a life above reproach, and/ habits exemplary for piety, and wide-spread beneficen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5T13:31:04.08</meta:creation-date>
    <dc:date>2012-07-05T15:44:37.98</dc:date>
    <dc:creator>Penn Libraries</dc:creator>
    <meta:editing-duration>PT00H02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91" meta:word-count="2685" meta:character-count="16567"/>
  </office:meta>
</office:document-meta>
</file>